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2cm" fo:min-width="2.489cm"/>
    </style:style>
    <style:style style:name="gr2" style:family="graphic" style:parent-style-name="standard">
      <style:graphic-properties draw:textarea-horizontal-align="justify" draw:textarea-vertical-align="middle" draw:auto-grow-height="false" fo:min-height="0.732cm" fo:min-width="2.487cm"/>
    </style:style>
    <style:style style:name="gr3" style:family="graphic" style:parent-style-name="standard">
      <style:graphic-properties draw:textarea-horizontal-align="justify" draw:textarea-vertical-align="middle" draw:auto-grow-height="false" fo:min-height="0.731cm" fo:min-width="2.489cm"/>
    </style:style>
    <style:style style:name="gr4" style:family="graphic" style:parent-style-name="standard">
      <style:graphic-properties draw:textarea-horizontal-align="justify" draw:textarea-vertical-align="middle" draw:auto-grow-height="false" fo:min-height="0.733cm" fo:min-width="2.48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73cm" fo:min-width="1.82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76cm" fo:min-width="1.82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4.71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45cm" fo:min-width="1.42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2.044cm" fo:min-width="1.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5.14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33cm" fo:min-width="2.4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5cm" fo:min-width="1.5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7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0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2cm" fo:min-width="1.51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1.73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28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1.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1.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1.51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5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076cm" fo:min-width="0cm"/>
    </style:style>
    <style:style style:name="gr37" style:family="graphic" style:parent-style-name="standard">
      <style:graphic-properties svg:stroke-color="#000000" draw:fill="none" draw:textarea-vertical-align="middle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242cm" fo:min-width="0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cm"/>
    </style:style>
    <style:style style:name="gr40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89cm" svg:height="0.982cm" svg:x="8.246cm" svg:y="2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87cm" svg:height="0.982cm" svg:x="18.103cm" svg:y="2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89cm" svg:height="0.981cm" svg:x="8.246cm" svg:y="9.7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989cm" svg:height="0.981cm" svg:x="16.983cm" svg:y="9.7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985cm" svg:height="0.983cm" draw:transform="rotate (1.5707963267949) translate (13.717cm 8.179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246cm" svg:y1="3.293cm" svg:x2="5.298cm" svg:y2="5.195cm" draw:start-shape="id1" draw:start-glue-point="3" draw:end-shape="id2" draw:end-glue-point="4" svg:d="M8246 3293h-2948v1902" svg:viewBox="0 0 2949 1903">
          <text:p/>
        </draw:connector>
        <draw:connector draw:style-name="gr5" draw:text-style-name="P1" draw:layer="layout" svg:x1="5.298cm" svg:y1="8.48cm" svg:x2="8.246cm" svg:y2="10.247cm" draw:start-shape="id2" draw:start-glue-point="8" draw:end-shape="id3" draw:end-glue-point="3" svg:d="M5298 8480v1767h2948" svg:viewBox="0 0 2949 1768">
          <text:p/>
        </draw:connector>
        <draw:connector draw:style-name="gr5" draw:text-style-name="P1" draw:layer="layout" svg:x1="22.318cm" svg:y1="15.484cm" svg:x2="14.192cm" svg:y2="17.557cm" draw:start-shape="id4" draw:start-glue-point="2" draw:end-shape="id5" draw:end-glue-point="0" svg:d="M22318 15484v2073h-8126" svg:viewBox="0 0 8127 2074">
          <text:p/>
        </draw:connector>
        <draw:connector draw:style-name="gr5" draw:text-style-name="P1" draw:layer="layout" svg:x1="11.235cm" svg:y1="10.247cm" svg:x2="16.983cm" svg:y2="10.247cm" draw:start-shape="id3" draw:start-glue-point="1" draw:end-shape="id6" draw:end-glue-point="3" svg:d="M11235 10247h5748" svg:viewBox="0 0 5749 1">
          <text:p/>
        </draw:connector>
        <draw:connector draw:style-name="gr5" draw:text-style-name="P1" draw:layer="layout" svg:x1="14.208cm" svg:y1="8.179cm" svg:x2="16.983cm" svg:y2="10.247cm" draw:start-shape="id7" draw:start-glue-point="3" draw:end-shape="id6" draw:end-glue-point="3" svg:d="M14208 8179v2068h2775" svg:viewBox="0 0 2776 2069">
          <text:p/>
        </draw:connector>
        <draw:connector draw:style-name="gr5" draw:text-style-name="P1" draw:layer="layout" svg:x1="18.103cm" svg:y1="3.293cm" svg:x2="14.208cm" svg:y2="5.194cm" draw:start-shape="id8" draw:start-glue-point="3" draw:end-shape="id7" draw:end-glue-point="1" svg:d="M18103 3293h-3895v1901" svg:viewBox="0 0 3896 1902">
          <text:p/>
        </draw:connector>
        <draw:custom-shape draw:style-name="gr6" draw:text-style-name="P2" xml:id="id2" draw:id="id2" draw:layer="layout" svg:width="3.285cm" svg:height="3.285cm" svg:x="3.655cm" svg:y="5.19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3.286cm" svg:height="3.288cm" svg:x="20.675cm" svg:y="12.19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2.318cm" svg:y1="14.94cm" svg:x2="22.318cm" svg:y2="12.683cm">
            <text:p/>
          </draw:line>
        </draw:g>
        <draw:frame draw:style-name="gr9" draw:text-style-name="P4" draw:layer="layout" svg:width="2.011cm" svg:height="1.988cm" svg:x="1.508cm" svg:y="5.762cm">
          <draw:text-box>
            <text:p><text:span text:style-name="T1">V</text:span><text:span text:style-name="T2">a</text:span></text:p>
          </draw:text-box>
        </draw:frame>
        <draw:frame draw:style-name="gr10" draw:text-style-name="P5" draw:layer="layout" svg:width="5.218cm" svg:height="1.911cm" svg:x="23.341cm" svg:y="7.413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11" draw:text-style-name="P1" draw:layer="layout" svg:width="3.839cm" svg:height="4.589cm" svg:x="20.375cm" svg:y="4.4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2.29cm" svg:y1="5.794cm" svg:x2="22.29cm" svg:y2="8.051cm">
            <text:p/>
          </draw:line>
        </draw:g>
        <draw:custom-shape draw:style-name="gr13" draw:text-style-name="P6" xml:id="id9" draw:id="id9" draw:layer="layout" svg:width="3.838cm" svg:height="4.587cm" svg:x="12.273cm" svg:y="11.66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5.649cm" svg:height="1.988cm" svg:x="15.043cm" svg:y="15.574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7" draw:layer="layout" svg:x1="11.235cm" svg:y1="10.247cm" svg:x2="14.192cm" svg:y2="11.663cm" draw:start-shape="id3" draw:start-glue-point="1" draw:end-shape="id9" draw:end-glue-point="4" svg:d="M11235 10247h2957v1416" svg:viewBox="0 0 2958 1417">
          <text:p/>
        </draw:connector>
        <draw:connector draw:style-name="gr5" draw:text-style-name="P7" draw:layer="layout" svg:x1="11.235cm" svg:y1="3.293cm" svg:x2="14.208cm" svg:y2="5.194cm" draw:start-shape="id1" draw:start-glue-point="1" draw:end-shape="id7" draw:end-glue-point="1" svg:d="M11235 3293h2973v1901" svg:viewBox="0 0 2974 1902">
          <text:p/>
        </draw:connector>
        <draw:connector draw:style-name="gr5" draw:text-style-name="P7" draw:layer="layout" svg:x1="19.972cm" svg:y1="10.247cm" svg:x2="22.318cm" svg:y2="12.196cm" draw:start-shape="id6" draw:start-glue-point="1" draw:end-shape="id4" draw:end-glue-point="0" svg:d="M19972 10247h2346v1949" svg:viewBox="0 0 2347 1950">
          <text:p/>
        </draw:connector>
        <draw:connector draw:style-name="gr5" draw:text-style-name="P7" draw:layer="layout" svg:x1="21.09cm" svg:y1="3.293cm" svg:x2="22.294cm" svg:y2="4.461cm" draw:start-shape="id8" draw:start-glue-point="1" draw:end-shape="id10" draw:end-glue-point="0" svg:d="M21090 3293h1204v1168" svg:viewBox="0 0 1205 1169">
          <text:p/>
        </draw:connector>
        <draw:connector draw:style-name="gr5" draw:text-style-name="P7" draw:layer="layout" svg:x1="22.294cm" svg:y1="9.05cm" svg:x2="22.318cm" svg:y2="12.196cm" draw:start-shape="id10" draw:start-glue-point="2" draw:end-shape="id4" draw:end-glue-point="0" svg:d="M22294 9050v1573h24v1573" svg:viewBox="0 0 25 3147">
          <text:p/>
        </draw:connector>
        <draw:custom-shape draw:style-name="gr15" draw:text-style-name="P1" xml:id="id11" draw:id="id11" draw:layer="layout" svg:width="2.988cm" svg:height="0.983cm" svg:x="8.244cm" svg:y="17.0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2.985cm" svg:height="0.983cm" draw:transform="rotate (1.5707963267949) translate (4.798cm 15.311cm)">
          <text:p/>
          <draw:enhanced-geometry svg:viewBox="0 0 21600 21600" draw:type="rectangle" draw:enhanced-path="M 0 0 L 21600 0 21600 21600 0 21600 0 0 Z N"/>
        </draw:custom-shape>
        <draw:connector draw:style-name="gr5" draw:text-style-name="P7" xml:id="id5" draw:id="id5" draw:layer="layout" svg:x1="11.232cm" svg:y1="17.557cm" svg:x2="14.192cm" svg:y2="16.25cm" draw:start-shape="id11" draw:start-glue-point="1" draw:end-shape="id9" draw:end-glue-point="6" svg:d="M11232 17557h2960v-1307" svg:viewBox="0 0 2961 1308">
          <text:p/>
        </draw:connector>
        <draw:connector draw:style-name="gr5" draw:text-style-name="P7" draw:layer="layout" svg:x1="5.289cm" svg:y1="12.326cm" svg:x2="8.246cm" svg:y2="10.247cm" draw:start-shape="id12" draw:start-glue-point="1" draw:end-shape="id3" draw:end-glue-point="3" svg:d="M5289 12326v-2079h2957" svg:viewBox="0 0 2958 2080">
          <text:p/>
        </draw:connector>
        <draw:connector draw:style-name="gr5" draw:text-style-name="P7" draw:layer="layout" svg:x1="5.289cm" svg:y1="15.311cm" svg:x2="8.244cm" svg:y2="17.557cm" draw:start-shape="id12" draw:start-glue-point="3" draw:end-shape="id11" draw:end-glue-point="3" svg:d="M5289 15311v2246h2955" svg:viewBox="0 0 2956 2247">
          <text:p/>
        </draw:connector>
        <draw:frame draw:style-name="gr16" draw:text-style-name="P5" draw:layer="layout" svg:width="3.853cm" svg:height="1.987cm" svg:x="24.039cm" svg:y="14.401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072cm" svg:height="1.987cm" svg:x="8.901cm" svg:y="3.784cm">
          <draw:text-box>
            <text:p>R<text:span text:style-name="T7">1</text:span></text:p>
          </draw:text-box>
        </draw:frame>
        <draw:frame draw:style-name="gr17" draw:text-style-name="P8" draw:layer="layout" svg:width="2.072cm" svg:height="1.987cm" svg:x="8.861cm" svg:y="18.049cm">
          <draw:text-box>
            <text:p>R<text:span text:style-name="T7">7</text:span></text:p>
          </draw:text-box>
        </draw:frame>
        <draw:frame draw:style-name="gr18" draw:text-style-name="P8" draw:layer="layout" svg:width="2.071cm" svg:height="1.987cm" svg:x="17.545cm" svg:y="10.738cm">
          <draw:text-box>
            <text:p>R<text:span text:style-name="T7">5</text:span></text:p>
          </draw:text-box>
        </draw:frame>
        <draw:frame draw:style-name="gr19" draw:text-style-name="P8" draw:layer="layout" svg:width="2.101cm" svg:height="1.311cm" svg:x="8.747cm" svg:y="10.738cm">
          <draw:text-box>
            <text:p>R<text:span text:style-name="T7">4</text:span></text:p>
          </draw:text-box>
        </draw:frame>
        <draw:frame draw:style-name="gr20" draw:text-style-name="P8" draw:layer="layout" svg:width="2.072cm" svg:height="1.988cm" svg:x="14.413cm" svg:y="5.956cm">
          <draw:text-box>
            <text:p>R<text:span text:style-name="T7">3</text:span></text:p>
          </draw:text-box>
        </draw:frame>
        <draw:frame draw:style-name="gr21" draw:text-style-name="P8" draw:layer="layout" svg:width="2.074cm" svg:height="1.987cm" svg:x="17.376cm" svg:y="3.784cm">
          <draw:text-box>
            <text:p>R<text:span text:style-name="T7">2</text:span></text:p>
          </draw:text-box>
        </draw:frame>
        <draw:frame draw:style-name="gr22" draw:text-style-name="P8" draw:layer="layout" svg:width="2.07cm" svg:height="1.985cm" svg:x="2.728cm" svg:y="12.762cm">
          <draw:text-box>
            <text:p>R<text:span text:style-name="T7">6</text:span></text:p>
          </draw:text-box>
        </draw:frame>
        <draw:custom-shape draw:style-name="gr23" draw:text-style-name="P7" draw:layer="layout" svg:width="0.418cm" svg:height="0.461cm" svg:x="13.967cm" svg:y="10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2cm" svg:height="0.459cm" svg:x="21.992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13.968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19cm" svg:height="0.459cm" svg:x="5.053cm" svg:y="10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012cm" svg:height="4.522cm" svg:x="11.874cm" svg:y="4.52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9" draw:layer="layout" svg:x1="6.44cm" svg:y1="12.326cm" svg:x2="6.44cm" svg:y2="15.692cm">
          <text:p/>
        </draw:line>
        <draw:frame draw:style-name="gr27" draw:text-style-name="P10" draw:layer="layout" svg:width="1.544cm" svg:height="1.987cm" svg:x="6.159cm" svg:y="12.77cm">
          <draw:text-box>
            <text:p><text:span text:style-name="T5">I</text:span><text:span text:style-name="T6">c</text:span></text:p>
          </draw:text-box>
        </draw:frame>
        <draw:g>
          <draw:line draw:style-name="gr28" draw:text-style-name="P9" draw:layer="layout" svg:x1="15.782cm" svg:y1="18.612cm" svg:x2="12.621cm" svg:y2="18.633cm">
            <text:p/>
          </draw:line>
          <draw:line draw:style-name="gr28" draw:text-style-name="P9" draw:layer="layout" svg:x1="15.783cm" svg:y1="18.601cm" svg:x2="12.622cm" svg:y2="18.622cm">
            <text:p/>
          </draw:line>
          <draw:line draw:style-name="gr28" draw:text-style-name="P9" draw:layer="layout" svg:x1="13.483cm" svg:y1="19.069cm" svg:x2="15.054cm" svg:y2="19.069cm">
            <text:p/>
          </draw:line>
          <draw:line draw:style-name="gr28" draw:text-style-name="P9" draw:layer="layout" svg:x1="13.908cm" svg:y1="19.462cm" svg:x2="14.663cm" svg:y2="19.462cm">
            <text:p/>
          </draw:line>
          <draw:line draw:style-name="gr28" draw:text-style-name="P9" draw:layer="layout" svg:x1="14.243cm" svg:y1="18.584cm" svg:x2="14.256cm" svg:y2="17.573cm">
            <text:p/>
          </draw:line>
        </draw:g>
        <draw:frame draw:style-name="gr29" draw:text-style-name="P8" draw:layer="layout" svg:width="2.786cm" svg:height="1.402cm" svg:x="16.154cm" svg:y="18.8cm">
          <draw:text-box>
            <text:p>GND</text:p>
          </draw:text-box>
        </draw:frame>
        <draw:frame draw:style-name="gr30" draw:text-style-name="P4" draw:layer="layout" svg:width="2.01cm" svg:height="1.986cm" svg:x="3.731cm" svg:y="1.321cm">
          <draw:text-box>
            <text:p><text:span text:style-name="T1">V</text:span><text:span text:style-name="T2">1</text:span></text:p>
          </draw:text-box>
        </draw:frame>
        <draw:frame draw:style-name="gr31" draw:text-style-name="P4" draw:layer="layout" svg:width="2.01cm" svg:height="2.884cm" svg:x="2.965cm" svg:y="9.329cm">
          <draw:text-box>
            <text:p><text:span text:style-name="T1">V</text:span><text:span text:style-name="T2">2</text:span></text:p>
            <text:p><text:span text:style-name="T2"/></text:p>
          </draw:text-box>
        </draw:frame>
        <draw:frame draw:style-name="gr9" draw:text-style-name="P4" draw:layer="layout" svg:width="2.011cm" svg:height="1.988cm" svg:x="3.175cm" svg:y="17.24cm">
          <draw:text-box>
            <text:p><text:span text:style-name="T1">V</text:span><text:span text:style-name="T2">3</text:span></text:p>
          </draw:text-box>
        </draw:frame>
        <draw:frame draw:style-name="gr32" draw:text-style-name="P4" draw:layer="layout" svg:width="2.01cm" svg:height="1.988cm" svg:x="22.772cm" svg:y="9.329cm">
          <draw:text-box>
            <text:p><text:span text:style-name="T1">V</text:span><text:span text:style-name="T2">4</text:span></text:p>
          </draw:text-box>
        </draw:frame>
        <draw:frame draw:style-name="gr33" draw:text-style-name="P4" draw:layer="layout" svg:width="2.012cm" svg:height="1.986cm" svg:x="22.215cm" svg:y="1.507cm">
          <draw:text-box>
            <text:p><text:span text:style-name="T1">V</text:span><text:span text:style-name="T2">5</text:span></text:p>
          </draw:text-box>
        </draw:frame>
        <draw:frame draw:style-name="gr34" draw:text-style-name="P4" draw:layer="layout" svg:width="2.012cm" svg:height="1.987cm" svg:x="13.17cm" svg:y="1cm">
          <draw:text-box>
            <text:p><text:span text:style-name="T1">V</text:span><text:span text:style-name="T2">6</text:span></text:p>
          </draw:text-box>
        </draw:frame>
        <draw:frame draw:style-name="gr35" draw:text-style-name="P4" draw:layer="layout" svg:width="2.01cm" svg:height="1.987cm" svg:x="12.59cm" svg:y="8.54cm">
          <draw:text-box>
            <text:p><text:span text:style-name="T1">V</text:span><text:span text:style-name="T2">7</text:span></text:p>
          </draw:text-box>
        </draw:frame>
        <draw:custom-shape draw:style-name="gr36" draw:text-style-name="P7" draw:layer="layout" svg:width="0.418cm" svg:height="0.46cm" svg:x="5.138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7" draw:layer="layout" svg:width="0.419cm" svg:height="0.46cm" svg:x="22.03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7" draw:text-style-name="P9" draw:layer="layout" svg:width="3.683cm" svg:height="3.683cm" svg:x="7.858cm" svg:y="5.001cm" draw:kind="arc" draw:start-angle="132.16" draw:end-angle="55.89">
          <text:p/>
        </draw:circle>
        <draw:circle draw:style-name="gr37" draw:text-style-name="P9" draw:layer="layout" svg:width="3.683cm" svg:height="3.683cm" svg:x="16.24cm" svg:y="4.937cm" draw:kind="arc" draw:start-angle="132.16" draw:end-angle="55.89">
          <text:p/>
        </draw:circle>
        <draw:circle draw:style-name="gr37" draw:text-style-name="P9" draw:layer="layout" svg:width="3.683cm" svg:height="3.683cm" svg:x="16.494cm" svg:y="11.859cm" draw:kind="arc" draw:start-angle="132.16" draw:end-angle="55.89">
          <text:p/>
        </draw:circle>
        <draw:circle draw:style-name="gr37" draw:text-style-name="P9" draw:layer="layout" svg:width="3.683cm" svg:height="3.683cm" svg:x="7.985cm" svg:y="11.986cm" draw:kind="arc" draw:start-angle="132.16" draw:end-angle="55.89">
          <text:p/>
        </draw:circle>
        <draw:custom-shape draw:style-name="gr38" draw:text-style-name="P11" draw:layer="layout" svg:width="0.407cm" svg:height="0.491cm" draw:transform="rotate (0.785398163397448) translate (8.236cm 5.352cm)">
          <text:p/>
          <draw:enhanced-geometry svg:viewBox="0 0 21600 21600" draw:mirror-horizontal="true" draw:mirror-vertical="false" draw:text-areas="0 ?f0 ?f5 ?f2" draw:type="right-arrow" draw:modifiers="9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1" draw:layer="layout" svg:width="0.407cm" svg:height="0.491cm" draw:transform="rotate (0.785398163397448) translate (18.65cm 5.098cm)">
          <text:p/>
          <draw:enhanced-geometry svg:viewBox="0 0 21600 21600" draw:mirror-horizontal="true" draw:mirror-vertical="false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07cm" svg:height="0.491cm" draw:transform="rotate (0.785398163397448) translate (10.395cm 12.21cm)">
          <text:p/>
          <draw:enhanced-geometry svg:viewBox="0 0 21600 21600" draw:mirror-horizontal="true" draw:mirror-vertical="false" draw:text-areas="0 ?f0 ?f5 ?f2" draw:type="right-arrow" draw:modifiers="9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1" draw:layer="layout" svg:width="0.407cm" svg:height="0.491cm" draw:transform="rotate (0.785398163397448) translate (18.904cm 12.083cm)">
          <text:p/>
          <draw:enhanced-geometry svg:viewBox="0 0 21600 21600" draw:mirror-horizontal="true" draw:mirror-vertical="false" draw:text-areas="0 ?f0 ?f5 ?f2" draw:type="right-arrow" draw:modifiers="90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8" draw:layer="layout" svg:width="1.397cm" svg:height="1.143cm" svg:x="9.255cm" svg:y="6.334cm">
          <draw:text-box>
            <text:p>I<text:span text:style-name="T7">a</text:span></text:p>
          </draw:text-box>
        </draw:frame>
        <draw:frame draw:style-name="gr41" draw:text-style-name="P8" draw:layer="layout" svg:width="1.651cm" svg:height="1.397cm" svg:x="9.382cm" svg:y="13.192cm">
          <draw:text-box>
            <text:p>I<text:span text:style-name="T7">c</text:span></text:p>
          </draw:text-box>
        </draw:frame>
        <draw:frame draw:style-name="gr42" draw:text-style-name="P8" draw:layer="layout" svg:width="1.905cm" svg:height="1.905cm" svg:x="17.764cm" svg:y="13.192cm">
          <draw:text-box>
            <text:p>I<text:span text:style-name="T7">d</text:span></text:p>
          </draw:text-box>
        </draw:frame>
        <draw:frame draw:style-name="gr41" draw:text-style-name="P8" draw:layer="layout" svg:width="1.651cm" svg:height="1.397cm" svg:x="17.764cm" svg:y="6.207cm">
          <draw:text-box>
            <text:p>I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2:41:05.247524926</meta:creation-date>
    <dc:date>2021-03-16T17:50:35.251829620</dc:date>
    <meta:editing-duration>PT8M31S</meta:editing-duration>
    <meta:editing-cycles>6</meta:editing-cycles>
    <meta:generator>LibreOffice/6.4.6.2$Linux_X86_64 LibreOffice_project/40$Build-2</meta:generator>
    <meta:document-statistic meta:object-count="75"/>
  </office:meta>
</office:document-meta>
</file>